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family-generic="modern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832cm" fo:min-width="2.842cm" fo:padding-top="0.142cm" fo:padding-bottom="0.142cm" fo:padding-left="0.267cm" fo:padding-right="0.267cm" loext:decorative="false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16cm" fo:min-width="1.092cm" fo:padding-top="0.142cm" fo:padding-bottom="0.142cm" fo:padding-left="0.267cm" fo:padding-right="0.267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color="#000000" draw:fill="none" draw:textarea-vertical-align="middle" loext:decorative="false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3cm" fo:min-width="0.88cm" fo:padding-top="0.142cm" fo:padding-bottom="0.142cm" fo:padding-left="0.267cm" fo:padding-right="0.267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55cm" fo:min-width="2.536cm" fo:padding-top="0.142cm" fo:padding-bottom="0.142cm" fo:padding-left="0.267cm" fo:padding-right="0.267cm" loext:decorative="false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83cm" fo:min-width="1.272cm" fo:padding-top="0.142cm" fo:padding-bottom="0.142cm" fo:padding-left="0.267cm" fo:padding-right="0.267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716cm" fo:min-width="1.632cm" fo:padding-top="0.142cm" fo:padding-bottom="0.142cm" fo:padding-left="0.267cm" fo:padding-right="0.267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945cm" loext:decorative="false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966cm" fo:min-width="1.904cm" fo:padding-top="0.142cm" fo:padding-bottom="0.142cm" fo:padding-left="0.267cm" fo:padding-right="0.267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97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Consolas1"/>
    </style:style>
    <style:style style:name="P4" style:family="paragraph">
      <style:paragraph-properties fo:text-align="center"/>
      <style:text-properties style:font-name="Consolas1"/>
    </style:style>
    <style:style style:name="P5" style:family="paragraph">
      <loext:graphic-properties draw:fill-color="#ffffff"/>
      <style:paragraph-properties fo:text-align="center" style:writing-mode="lr-tb"/>
      <style:text-properties style:font-name="Consolas1"/>
    </style:style>
    <style:style style:name="P6" style:family="paragraph">
      <style:paragraph-properties fo:text-align="center"/>
      <style:text-properties style:font-name="Consolas1" style:font-name-asian="Consolas1"/>
    </style:style>
    <style:style style:name="P7" style:family="paragraph">
      <loext:graphic-properties draw:fill-color="#ffffff"/>
      <style:paragraph-properties fo:text-align="center" style:writing-mode="lr-tb"/>
      <style:text-properties style:font-name="Consolas1" style:font-name-asian="Consolas1"/>
    </style:style>
    <style:style style:name="P8" style:family="paragraph">
      <loext:graphic-properties draw:fill-color="#ffffff"/>
      <style:paragraph-properties fo:text-align="center" style:writing-mode="lr-tb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style:font-name="Consolas1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 draw:fill-color="#ffffff"/>
      <style:text-properties style:font-name="Consolas1" fo:font-size="21pt" style:font-size-asian="21pt" style:font-size-complex="21pt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style:font-name="Consolas1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Consolas1"/>
    </style:style>
    <style:style style:name="T1" style:family="text">
      <style:text-properties style:font-name="Consolas1" fo:font-size="21pt" style:font-size-asian="21pt" style:font-size-complex="21pt"/>
    </style:style>
    <style:style style:name="T2" style:family="text">
      <style:text-properties style:font-name="Consolas1" fo:font-size="20pt" style:font-size-asian="20pt" style:font-size-complex="20pt"/>
    </style:style>
    <style:style style:name="T3" style:family="text">
      <style:text-properties style:font-name="Consolas1" fo:font-size="20pt" style:font-name-asian="Consolas1" style:font-size-asian="20pt" style:font-size-complex="2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name="Consolas1" fo:font-size="28pt" style:font-size-asian="28pt" style:font-size-complex="28pt"/>
    </style:style>
    <style:style style:name="T6" style:family="text">
      <style:text-properties style:font-name="Consolas1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onnector draw:style-name="gr1" draw:text-style-name="P1" draw:layer="layout" draw:type="curve" draw:line-skew="1.722cm" svg:x1="14.25cm" svg:y1="2.1cm" svg:x2="9.25cm" svg:y2="24.25cm" draw:start-shape="id1" draw:start-glue-point="10" draw:end-shape="id2" draw:end-glue-point="10" svg:d="M14250 2100c3361 0 5861 22150-5000 22150" svg:viewBox="0 0 7877 22151">
          <text:p/>
        </draw:connector>
        <draw:custom-shape draw:style-name="gr2" draw:text-style-name="P3" draw:layer="layout" svg:width="6.75cm" svg:height="9.346cm" svg:x="10cm" svg:y="1.754cm">
          <text:p text:style-name="P2"><text:span text:style-name="T1">t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3.25cm" svg:height="4.5cm" svg:x="10.25cm" svg:y="6.35cm">
          <text:p text:style-name="P4"><text:span text:style-name="T2">t1</text:span></text:p>
          <text:p text:style-name="P4"><text:span text:style-name="T2">&lt;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7" draw:layer="layout" svg:width="3.25cm" svg:height="4.5cm" svg:x="13.25cm" svg:y="6.35cm">
          <text:p text:style-name="P6"><text:span text:style-name="T3">t1</text:span></text:p>
          <text:p text:style-name="P6"><text:span text:style-name="T3">k&lt;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13.25cm" svg:y1="3.1cm" svg:x2="12cm" svg:y2="6.6cm">
          <text:p/>
        </draw:line>
        <draw:line draw:style-name="gr4" draw:text-style-name="P1" draw:layer="layout" svg:x1="13.25cm" svg:y1="3.1cm" svg:x2="14.75cm" svg:y2="6.6cm">
          <text:p/>
        </draw:line>
        <draw:custom-shape draw:style-name="gr5" draw:text-style-name="P8" xml:id="id1" draw:id="id1" draw:layer="layout" svg:width="2cm" svg:height="2cm" svg:x="12.25cm" svg:y="1.1cm">
          <text:p text:style-name="P2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6.138cm" svg:height="8.5cm" svg:x="1.75cm" svg:y="2.6cm">
          <text:p text:style-name="P2"><text:span text:style-name="T1">t0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5" draw:layer="layout" svg:width="3.61cm" svg:height="5cm" svg:x="1.862cm" svg:y="14.85cm">
          <text:p text:style-name="P4"><text:span text:style-name="T1">t0</text:span></text:p>
          <text:p text:style-name="P4"><text:span text:style-name="T1">&lt;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4.332cm" svg:height="6cm" svg:x="8.25cm" svg:y="14.25cm">
          <text:p text:style-name="P4"><text:span text:style-name="T1">t0</text:span></text:p>
          <text:p text:style-name="P4"><text:span text:style-name="T1">k&lt;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4.75cm" svg:y1="11.6cm" svg:x2="3.75cm" svg:y2="14.35cm">
          <text:p/>
        </draw:line>
        <draw:line draw:style-name="gr1" draw:text-style-name="P1" draw:layer="layout" svg:x1="6.5cm" svg:y1="11.35cm" svg:x2="9.75cm" svg:y2="16cm">
          <text:p/>
        </draw:line>
        <draw:frame draw:style-name="gr9" draw:text-style-name="P9" draw:layer="layout" svg:width="3.25cm" svg:height="1.195cm" svg:x="5cm" svg:y="12.35cm">
          <draw:text-box>
            <text:p><text:span text:style-name="T4">split</text:span></text:p>
          </draw:text-box>
        </draw:frame>
        <draw:line draw:style-name="gr1" draw:text-style-name="P1" draw:layer="layout" svg:x1="3.5cm" svg:y1="19.75cm" svg:x2="4.25cm" svg:y2="23.25cm">
          <text:p/>
        </draw:line>
        <draw:line draw:style-name="gr1" draw:text-style-name="P1" draw:layer="layout" svg:x1="11.5cm" svg:y1="10.75cm" svg:x2="5.75cm" svg:y2="24.5cm">
          <text:p/>
        </draw:line>
        <draw:line draw:style-name="gr1" draw:text-style-name="P1" draw:layer="layout" svg:x1="14.75cm" svg:y1="10.75cm" svg:x2="12.25cm" svg:y2="25cm">
          <text:p/>
        </draw:line>
        <draw:line draw:style-name="gr1" draw:text-style-name="P1" draw:layer="layout" svg:x1="10.25cm" svg:y1="20.25cm" svg:x2="10.5cm" svg:y2="23.5cm">
          <text:p/>
        </draw:line>
        <draw:custom-shape draw:style-name="gr10" draw:text-style-name="P5" draw:layer="layout" svg:width="4.874cm" svg:height="6.75cm" svg:x="2.376cm" svg:y="22.5cm">
          <text:p text:style-name="P4"><text:span text:style-name="T1">&lt;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draw:layer="layout" svg:width="4.874cm" svg:height="6.75cm" svg:x="8.626cm" svg:y="22.35cm">
          <text:p text:style-name="P4"><text:span text:style-name="T1">k&lt;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" draw:text-style-name="P10" draw:layer="layout" svg:width="3.75cm" svg:height="2.223cm" svg:x="4cm" svg:y="20.75cm">
          <draw:text-box>
            <text:p><text:span text:style-name="T5">union</text:span></text:p>
          </draw:text-box>
        </draw:frame>
        <draw:frame draw:style-name="gr11" draw:text-style-name="P10" draw:layer="layout" svg:width="3.75cm" svg:height="2.223cm" svg:x="10.25cm" svg:y="20.727cm">
          <draw:text-box>
            <text:p><text:span text:style-name="T5">union</text:span></text:p>
          </draw:text-box>
        </draw:frame>
        <draw:line draw:style-name="gr1" draw:text-style-name="P1" draw:layer="layout" svg:x1="4.25cm" svg:y1="29.5cm" svg:x2="6.5cm" svg:y2="33.5cm">
          <text:p/>
        </draw:line>
        <draw:line draw:style-name="gr1" draw:text-style-name="P1" draw:layer="layout" svg:x1="11cm" svg:y1="29.25cm" svg:x2="8.5cm" svg:y2="34cm">
          <text:p/>
        </draw:line>
        <draw:custom-shape draw:style-name="gr2" draw:text-style-name="P11" draw:layer="layout" svg:width="6.75cm" svg:height="9.347cm" svg:x="4.25cm" svg:y="31.5cm">
          <text:p text:style-name="P2"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2" draw:text-style-name="P12" draw:layer="layout" svg:width="4cm" svg:height="2cm" svg:x="6cm" svg:y="29.75cm">
          <draw:text-box>
            <text:p><text:span text:style-name="T5">merge</text:span></text:p>
          </draw:text-box>
        </draw:frame>
        <draw:custom-shape draw:style-name="gr5" draw:text-style-name="P8" xml:id="id2" draw:id="id2" draw:layer="layout" svg:width="2cm" svg:height="2cm" svg:x="7.25cm" svg:y="23.25cm">
          <text:p text:style-name="P2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25cm" svg:y1="25.5cm" svg:x2="7.75cm" svg:y2="31.5cm">
          <text:p/>
        </draw:line>
        <draw:frame draw:style-name="gr13" draw:text-style-name="P14" draw:layer="layout" svg:width="8.25cm" svg:height="5.25cm" svg:x="3.25cm" svg:y="36.5cm">
          <draw:text-box>
            <text:p text:style-name="P13"><text:span text:style-name="T6">union(t0, t1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family-generic="modern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7.514cm" fo:margin-left="1cm" fo:margin-right="22.805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18T09:39:20.078000000</meta:creation-date>
    <dc:date>2023-12-19T19:21:38.650000000</dc:date>
    <meta:editing-duration>PT1H43M43S</meta:editing-duration>
    <meta:editing-cycles>5</meta:editing-cycles>
    <meta:generator>LibreOffice/7.6.4.1$Windows_X86_64 LibreOffice_project/e19e193f88cd6c0525a17fb7a176ed8e6a3e2aa1</meta:generator>
    <meta:document-statistic meta:object-count="28"/>
  </office:meta>
</office:document-meta>
</file>